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0.6in" table:align="left"/>
    </style:style>
    <style:style style:name="Table1.A" style:family="table-column">
      <style:table-column-properties style:column-width="0.3194in"/>
    </style:style>
    <style:style style:name="Table1.B" style:family="table-column">
      <style:table-column-properties style:column-width="10.2806in"/>
    </style:style>
    <style:style style:name="Table1.A1" style:family="table-cell">
      <style:table-cell-properties style:vertical-align="middle" fo:padding="0.0194in" fo:border="none"/>
    </style:style>
    <style:style style:name="P1" style:family="paragraph" style:parent-style-name="Standard">
      <style:paragraph-properties fo:margin-left="0in" fo:margin-right="0in" fo:margin-top="0in" fo:margin-bottom="0in" fo:line-height="130%" fo:text-indent="0in" style:auto-text-indent="false" fo:padding="0in" fo:border="none"/>
    </style:style>
    <style:style style:name="P2" style:family="paragraph" style:parent-style-name="Standard" style:master-page-name="Landscape">
      <style:paragraph-properties style:page-number="auto"/>
    </style:style>
    <style:style style:name="P3" style:family="paragraph" style:parent-style-name="Text_20_body">
      <style:paragraph-properties fo:margin-left="0in" fo:margin-right="0in" fo:margin-top="0in" fo:margin-bottom="0in" fo:line-height="130%" fo:text-indent="0in" style:auto-text-indent="false" fo:padding="0in" fo:border="none"/>
    </style:style>
    <style:style style:name="P4" style:family="paragraph" style:parent-style-name="Text_20_body" style:list-style-name="L3">
      <style:paragraph-properties fo:margin-left="0in" fo:margin-right="0in" fo:margin-top="0in" fo:margin-bottom="0in" fo:line-height="130%" fo:text-indent="0in" style:auto-text-indent="false" fo:padding="0in" fo:border="none"/>
    </style:style>
    <style:style style:name="P5" style:family="paragraph" style:parent-style-name="Text_20_body" style:list-style-name="L4">
      <style:paragraph-properties fo:margin-left="0in" fo:margin-right="0in" fo:margin-top="0in" fo:margin-bottom="0in" fo:line-height="130%" fo:text-indent="0in" style:auto-text-indent="false" fo:padding="0in" fo:border="none"/>
    </style:style>
    <style:style style:name="P6" style:family="paragraph" style:parent-style-name="Text_20_body">
      <style:paragraph-properties fo:margin-left="0in" fo:margin-right="0in" fo:margin-top="0in" fo:margin-bottom="0in" fo:line-height="130%" fo:text-indent="0in" style:auto-text-indent="false" fo:padding="0in" fo:border="none"/>
      <style:text-properties fo:font-size="11.25pt"/>
    </style:style>
    <style:style style:name="P7" style:family="paragraph" style:parent-style-name="Table_20_Contents">
      <style:paragraph-properties fo:margin-left="0in" fo:margin-right="0in" fo:margin-top="0in" fo:margin-bottom="0in" fo:line-height="130%" fo:text-indent="0in" style:auto-text-indent="false" fo:padding="0in" fo:border="none"/>
    </style:style>
    <style:style style:name="P8" style:family="paragraph" style:parent-style-name="Table_20_Contents" style:list-style-name="L1">
      <style:paragraph-properties fo:margin-left="0in" fo:margin-right="0in" fo:margin-top="0in" fo:margin-bottom="0in" fo:line-height="130%" fo:text-indent="0in" style:auto-text-indent="false" fo:padding="0in" fo:border="none"/>
    </style:style>
    <style:style style:name="P9" style:family="paragraph" style:parent-style-name="Table_20_Contents" style:list-style-name="L2">
      <style:paragraph-properties fo:margin-left="0in" fo:margin-right="0in" fo:margin-top="0in" fo:margin-bottom="0in" fo:line-height="130%" fo:text-indent="0in" style:auto-text-indent="false" fo:padding="0in" fo:border="none"/>
    </style:style>
    <style:style style:name="P10" style:family="paragraph" style:parent-style-name="Table_20_Contents" style:list-style-name="L5">
      <style:paragraph-properties fo:margin-left="0in" fo:margin-right="0in" fo:margin-top="0in" fo:margin-bottom="0in" fo:line-height="130%" fo:text-indent="0in" style:auto-text-indent="false" fo:padding="0in" fo:border="none"/>
    </style:style>
    <style:style style:name="P11" style:family="paragraph" style:parent-style-name="Table_20_Contents" style:list-style-name="L6">
      <style:paragraph-properties fo:margin-left="0in" fo:margin-right="0in" fo:margin-top="0in" fo:margin-bottom="0in" fo:line-height="130%" fo:text-indent="0in" style:auto-text-indent="false" fo:padding="0in" fo:border="none"/>
    </style:style>
    <style:style style:name="P12" style:family="paragraph" style:parent-style-name="Table_20_Contents">
      <style:paragraph-properties fo:margin-left="0in" fo:margin-right="0in" fo:margin-top="0in" fo:margin-bottom="0in" fo:line-height="130%" fo:text-indent="0in" style:auto-text-indent="false" fo:padding="0in" fo:border="none"/>
      <style:text-properties fo:font-size="11.25pt"/>
    </style:style>
    <style:style style:name="P13" style:family="paragraph" style:parent-style-name="Table_20_Contents">
      <style:paragraph-properties fo:margin-left="0in" fo:margin-right="0in" fo:margin-top="0in" fo:margin-bottom="0.1043in" fo:text-align="center" style:justify-single-word="false" fo:text-indent="0in" style:auto-text-indent="false" fo:padding="0in" fo:border="none"/>
      <style:text-properties fo:font-size="9.75pt"/>
    </style:style>
    <style:style style:name="P14" style:family="paragraph" style:parent-style-name="Horizontal_20_Line">
      <style:paragraph-properties fo:margin-top="0in" fo:margin-bottom="0.052in" fo:line-height="130%" fo:padding="0in" fo:border="none"/>
    </style:style>
    <style:style style:name="P15" style:family="paragraph" style:parent-style-name="Preformatted_20_Text">
      <style:paragraph-properties fo:margin-left="0in" fo:margin-right="0in" fo:margin-top="0in" fo:margin-bottom="0in" fo:line-height="130%" fo:text-indent="0in" style:auto-text-indent="false" fo:background-color="#eeeeee" fo:padding="0in" fo:border="none">
        <style:background-image/>
      </style:paragraph-properties>
    </style:style>
    <style:style style:name="T1" style:family="text">
      <style:text-properties fo:color="#777777" fo:font-size="15pt"/>
    </style:style>
    <style:style style:name="T2" style:family="text">
      <style:text-properties fo:color="#777777" fo:font-size="15pt" style:font-size-asian="9.75pt" style:font-size-complex="9.75pt"/>
    </style:style>
    <style:style style:name="T3" style:family="text">
      <style:text-properties fo:color="#0077cc" style:text-line-through-style="none" fo:font-size="0.75pt" style:text-underline-style="none" style:text-blinking="false"/>
    </style:style>
    <style:style style:name="T4" style:family="text">
      <style:text-properties fo:color="#0077cc" style:text-line-through-style="none" fo:font-size="0.75pt" style:text-underline-style="none" style:text-blinking="false" style:font-size-asian="9.75pt" style:font-size-complex="9.75pt"/>
    </style:style>
    <style:style style:name="T5" style:family="text">
      <style:text-properties fo:color="#0077cc" style:text-line-through-style="none" fo:font-size="9.75pt" style:text-underline-style="none" style:text-blinking="false" style:font-size-asian="9.75pt" style:font-size-complex="9.75pt"/>
    </style:style>
    <style:style style:name="T6" style:family="text">
      <style:text-properties fo:font-size="9.75pt" style:font-size-asian="9.75pt" style:font-size-complex="9.75pt"/>
    </style:style>
    <style:style style:name="T7" style:family="text">
      <style:text-properties style:font-name="Consolas" fo:font-size="9.75pt" fo:background-color="#eeeeee"/>
    </style:style>
    <style:style style:name="T8" style:family="text">
      <style:text-properties fo:font-size="11.25pt"/>
    </style:style>
    <style:style style:name="T9" style:family="text">
      <style:text-properties fo:font-size="11.25pt" fo:font-style="italic"/>
    </style:style>
    <style:style style:name="T10" style:family="text">
      <style:text-properties fo:font-size="11.25pt" fo:font-weight="bold"/>
    </style:style>
    <style:style style:name="T11" style:family="text">
      <style:text-properties fo:color="#000000" style:font-name="Consolas" fo:font-size="9.75pt" fo:background-color="#eeeeee"/>
    </style:style>
    <style:style style:name="T12" style:family="text">
      <style:text-properties fo:color="#000000" fo:background-color="#eeeeee"/>
    </style:style>
    <style:style style:name="T13" style:family="text">
      <style:text-properties fo:color="#800000" style:font-name="Consolas" fo:font-size="9.75pt" fo:background-color="#eeeeee"/>
    </style:style>
    <style:style style:name="T14" style:family="text">
      <style:text-properties fo:color="#ff0000" style:font-name="Consolas" fo:font-size="9.75pt" fo:background-color="#eeeeee"/>
    </style:style>
    <style:style style:name="T15" style:family="text">
      <style:text-properties fo:color="#0000ff" style:font-name="Consolas" fo:font-size="9.75pt" fo:background-color="#eeeeee"/>
    </style:style>
    <style:style style:name="T16" style:family="text">
      <style:text-properties fo:color="#2b91af" style:font-name="Consolas" fo:font-size="9.75pt" fo:background-color="#eeeeee"/>
    </style:style>
    <style:style style:name="T17" style:family="text">
      <style:text-properties fo:color="#00008b" style:font-name="Consolas" fo:font-size="9.75pt" fo:background-color="#eeeeee"/>
    </style:style>
    <style:style style:name="T18" style:family="text">
      <style:text-properties fo:color="#808080" style:font-name="Consolas" fo:font-size="9.75pt" fo:background-color="#eeeeee"/>
    </style:style>
    <style:style style:name="T19" style:family="text">
      <style:text-properties fo:color="#005999" style:text-line-through-style="none" style:font-name="Consolas" fo:font-size="9.75pt" style:text-underline-style="none" style:text-blinking="false" fo:background-color="#eeeeee"/>
    </style:style>
    <style:style style:name="T20" style:family="text">
      <style:text-properties fo:color="#005999" style:text-line-through-style="none" fo:font-size="11.25pt" style:text-underline-style="none" style:text-blinking="false"/>
    </style:style>
    <text:list-style style:name="L1">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able:table table:name="Table1" table:style-name="Table1">
        <table:table-column table:style-name="Table1.A"/>
        <table:table-column table:style-name="Table1.B"/>
        <table:table-row>
          <table:table-cell table:style-name="Table1.A1" office:value-type="string">
            <text:p text:style-name="P13"><text:span text:style-name="T1"><text:line-break/>96</text:span><text:span text:style-name="T3">down vote</text:span></text:p>
          </table:table-cell>
          <table:table-cell table:style-name="Table1.A1" office:value-type="string">
            <text:p text:style-name="P7"><text:span text:style-name="T8">First of all, the term "redirect" is in web development world the action of sending the client an empty HTTP response with just a </text:span><text:span text:style-name="Source_20_Text"><text:span text:style-name="T7">Location</text:span></text:span><text:span text:style-name="T8"> header with therein the new URL on which the client has to send a brand new GET request. So basically:</text:span></text:p>
            <text:list xml:id="list5463338725803365155" text:style-name="L5">
              <text:list-item>
                <text:p text:style-name="P10"><text:span text:style-name="T8">Client sends a HTTP request to </text:span><text:span text:style-name="Source_20_Text"><text:span text:style-name="T7">some.jsp</text:span></text:span><text:span text:style-name="T8">.</text:span></text:p>
              </text:list-item>
              <text:list-item>
                <text:p text:style-name="P10"><text:span text:style-name="T8">Server sends a HTTP response back with </text:span><text:span text:style-name="Source_20_Text"><text:span text:style-name="T7">Location: other.jsp</text:span></text:span><text:span text:style-name="T8"> header</text:span></text:p>
              </text:list-item>
              <text:list-item>
                <text:p text:style-name="P10"><text:span text:style-name="T8">Client sends a HTTP request to </text:span><text:span text:style-name="Source_20_Text"><text:span text:style-name="T7">other.jsp</text:span></text:span><text:span text:style-name="T8"> (this get reflected in browser address bar!)</text:span></text:p>
              </text:list-item>
              <text:list-item>
                <text:p text:style-name="P10"><text:span text:style-name="T8">Server sends a HTTP response back with content of </text:span><text:span text:style-name="Source_20_Text"><text:span text:style-name="T7">other.jsp</text:span></text:span><text:span text:style-name="T8">.</text:span></text:p>
              </text:list-item>
            </text:list>
            <text:p text:style-name="P12">You can track it with the webbrowser's builtin/addon developer toolset. Press F12 in Chrome/IE9/Firebug and check the "Network" section to see it.</text:p>
            <text:p text:style-name="P7"><text:span text:style-name="T8">Exactly the above is achieved by </text:span><text:span text:style-name="Source_20_Text"><text:span text:style-name="T7">sendRedirect("other.jsp")</text:span></text:span><text:span text:style-name="T8">. The </text:span><text:span text:style-name="Source_20_Text"><text:span text:style-name="T7">RequestDispatcher#forward()</text:span></text:span><text:span text:style-name="T8">doesn't send a redirect. Instead, it uses the content of the target page as HTTP response.</text:span></text:p>
            <text:list xml:id="list4488868822047647314" text:style-name="L6">
              <text:list-item>
                <text:p text:style-name="P11"><text:span text:style-name="T8">Client sends a HTTP request to </text:span><text:span text:style-name="Source_20_Text"><text:span text:style-name="T7">some.jsp</text:span></text:span><text:span text:style-name="T8">.</text:span></text:p>
              </text:list-item>
              <text:list-item>
                <text:p text:style-name="P11"><text:span text:style-name="T8">Server sends a HTTP response back with content of </text:span><text:span text:style-name="Source_20_Text"><text:span text:style-name="T7">other.jsp</text:span></text:span><text:span text:style-name="T8">.</text:span></text:p>
              </text:list-item>
            </text:list>
            <text:p text:style-name="P7"><text:span text:style-name="T8">However as the original HTTP request was to </text:span><text:span text:style-name="Source_20_Text"><text:span text:style-name="T7">some.jsp</text:span></text:span><text:span text:style-name="T8">, the URL in browser address bar remains unchanged.</text:span></text:p>
            <text:p text:style-name="P14"/>
            <text:p text:style-name="P7"><text:span text:style-name="T8">The </text:span><text:span text:style-name="Source_20_Text"><text:span text:style-name="T7">RequestDispatcher</text:span></text:span><text:span text:style-name="T8"> is extremely useful in the MVC paradigm and/or when you want to hide JSP's from direct access. You can put JSP's in </text:span><text:span text:style-name="Source_20_Text"><text:span text:style-name="T7">/WEB-INF</text:span></text:span><text:span text:style-name="T8"> folder and use a </text:span><text:span text:style-name="Source_20_Text"><text:span text:style-name="T7">Servlet</text:span></text:span><text:span text:style-name="T8"> which controls, preprocesses and postprocesses the requests. The JSPs in </text:span><text:span text:style-name="Source_20_Text"><text:span text:style-name="T7">/WEB-INF</text:span></text:span><text:span text:style-name="T8"> folder are not directly accessible by URL, but the </text:span><text:span text:style-name="Source_20_Text"><text:span text:style-name="T7">Servlet</text:span></text:span><text:span text:style-name="T8"> can access them using </text:span><text:span text:style-name="Source_20_Text"><text:span text:style-name="T7">RequestDispatcher#forward()</text:span></text:span><text:span text:style-name="T8">.</text:span></text:p>
            <text:p text:style-name="P7"><text:span text:style-name="T8">You can for example have a JSP file in </text:span><text:span text:style-name="Source_20_Text"><text:span text:style-name="T7">/WEB-INF/login.jsp</text:span></text:span><text:span text:style-name="T8"> and a </text:span><text:span text:style-name="Source_20_Text"><text:span text:style-name="T7">LoginServlet</text:span></text:span><text:span text:style-name="T8"> which is mapped on an </text:span><text:span text:style-name="Source_20_Text"><text:span text:style-name="T7">url-pattern</text:span></text:span><text:span text:style-name="T8"> of </text:span><text:span text:style-name="Source_20_Text"><text:span text:style-name="T7">/login</text:span></text:span><text:span text:style-name="T8">. When you invoke </text:span><text:span text:style-name="Source_20_Text"><text:span text:style-name="T7">http://example.com/context/login</text:span></text:span><text:span text:style-name="T8">, then the servlet's </text:span><text:span text:style-name="Source_20_Text"><text:span text:style-name="T7">doGet()</text:span></text:span><text:span text:style-name="T8"> will be invoked. You can do any </text:span><text:span text:style-name="T9">pre</text:span><text:span text:style-name="T8">processing stuff in there and finally </text:span><text:span text:style-name="Strong_20_Emphasis"><text:span text:style-name="T10">forward</text:span></text:span><text:span text:style-name="T8">the request like:</text:span></text:p>
            <text:p text:style-name="P15"><text:span text:style-name="Source_20_Text"><text:span text:style-name="T11">request.getRequestDispatcher(</text:span></text:span><text:span text:style-name="Source_20_Text"><text:span text:style-name="T13">"/WEB-INF/login.jsp"</text:span></text:span><text:span text:style-name="Source_20_Text"><text:span text:style-name="T11">).forward(request, response);</text:span></text:span></text:p>
            <text:p text:style-name="P7"><text:span text:style-name="T8">When you submit a form, you normally want to use </text:span><text:span text:style-name="Source_20_Text"><text:span text:style-name="T7">POST</text:span></text:span><text:span text:style-name="T8">:</text:span></text:p>
            <text:p text:style-name="P15"><text:span text:style-name="Source_20_Text"><text:span text:style-name="T13">&lt;form</text:span></text:span><text:span text:style-name="Source_20_Text"><text:span text:style-name="T11"> </text:span></text:span><text:span text:style-name="Source_20_Text"><text:span text:style-name="T14">action</text:span></text:span><text:span text:style-name="Source_20_Text"><text:span text:style-name="T11">=</text:span></text:span><text:span text:style-name="Source_20_Text"><text:span text:style-name="T15">"login"</text:span></text:span><text:span text:style-name="Source_20_Text"><text:span text:style-name="T11"> </text:span></text:span><text:span text:style-name="Source_20_Text"><text:span text:style-name="T14">method</text:span></text:span><text:span text:style-name="Source_20_Text"><text:span text:style-name="T11">=</text:span></text:span><text:span text:style-name="Source_20_Text"><text:span text:style-name="T15">"post"</text:span></text:span><text:span text:style-name="Source_20_Text"><text:span text:style-name="T13">&gt;</text:span></text:span></text:p>
            <text:p text:style-name="P7"><text:span text:style-name="T8">This way the servlet's </text:span><text:span text:style-name="Source_20_Text"><text:span text:style-name="T7">doPost()</text:span></text:span><text:span text:style-name="T8"> will be invoked and you can do any </text:span><text:span text:style-name="T9">post</text:span><text:span text:style-name="T8">processing stuff in there (e.g. validation, business logic, login the user, etc).</text:span></text:p>
            <text:p text:style-name="P7"><text:span text:style-name="T8">If there are any errors, then you normally want to </text:span><text:span text:style-name="Strong_20_Emphasis"><text:span text:style-name="T10">forward</text:span></text:span><text:span text:style-name="T8"> the request back to the same page and display the errors there next to the input fields and so on. You can use the </text:span><text:span text:style-name="Source_20_Text"><text:span text:style-name="T7">RequestDispatcher</text:span></text:span><text:span text:style-name="T8"> for this.</text:span></text:p>
            <text:p text:style-name="P7"><text:span text:style-name="T8">If a </text:span><text:span text:style-name="Source_20_Text"><text:span text:style-name="T7">POST</text:span></text:span><text:span text:style-name="T8"> is been successful, you normally want to </text:span><text:span text:style-name="Strong_20_Emphasis"><text:span text:style-name="T10">redirect</text:span></text:span><text:span text:style-name="T8"> the request, so that the request won't be resubmitted when the user refreshes the request (e.g. pressing F5 or navigating back in history).</text:span></text:p>
            <text:p text:style-name="P15"><text:soft-page-break/><text:span text:style-name="Source_20_Text"><text:span text:style-name="T16">User</text:span></text:span><text:span text:style-name="Source_20_Text"><text:span text:style-name="T11"> user = userDAO.find(username, password);</text:span></text:span></text:p>
            <text:p text:style-name="P15"><text:span text:style-name="Source_20_Text"><text:span text:style-name="T17">if</text:span></text:span><text:span text:style-name="Source_20_Text"><text:span text:style-name="T11"> (user != </text:span></text:span><text:span text:style-name="Source_20_Text"><text:span text:style-name="T17">null</text:span></text:span><text:span text:style-name="Source_20_Text"><text:span text:style-name="T11">) {</text:span></text:span></text:p>
            <text:p text:style-name="P15"><text:span text:style-name="Source_20_Text"><text:span text:style-name="T12"><text:s text:c="4"/></text:span></text:span><text:span text:style-name="Source_20_Text"><text:span text:style-name="T11">request.getSession().setAttribute(</text:span></text:span><text:span text:style-name="Source_20_Text"><text:span text:style-name="T13">"user"</text:span></text:span><text:span text:style-name="Source_20_Text"><text:span text:style-name="T11">, user); </text:span></text:span><text:span text:style-name="Source_20_Text"><text:span text:style-name="T18">// Login user.</text:span></text:span></text:p>
            <text:p text:style-name="P15"><text:span text:style-name="Source_20_Text"><text:span text:style-name="T12"><text:s text:c="4"/></text:span></text:span><text:span text:style-name="Source_20_Text"><text:span text:style-name="T11">response.sendRedirect(</text:span></text:span><text:span text:style-name="Source_20_Text"><text:span text:style-name="T13">"home"</text:span></text:span><text:span text:style-name="Source_20_Text"><text:span text:style-name="T11">); </text:span></text:span><text:span text:style-name="Source_20_Text"><text:span text:style-name="T18">// Redirects to http://example.com/context/home after succesful login.</text:span></text:span></text:p>
            <text:p text:style-name="P15"><text:span text:style-name="Source_20_Text"><text:span text:style-name="T11">} </text:span></text:span><text:span text:style-name="Source_20_Text"><text:span text:style-name="T17">else</text:span></text:span><text:span text:style-name="Source_20_Text"><text:span text:style-name="T11"> {</text:span></text:span></text:p>
            <text:p text:style-name="P15"><text:span text:style-name="Source_20_Text"><text:span text:style-name="T12"><text:s text:c="4"/></text:span></text:span><text:span text:style-name="Source_20_Text"><text:span text:style-name="T11">request.setAttribute(</text:span></text:span><text:span text:style-name="Source_20_Text"><text:span text:style-name="T13">"error"</text:span></text:span><text:span text:style-name="Source_20_Text"><text:span text:style-name="T11">, </text:span></text:span><text:span text:style-name="Source_20_Text"><text:span text:style-name="T13">"Unknown login, please try again."</text:span></text:span><text:span text:style-name="Source_20_Text"><text:span text:style-name="T11">); </text:span></text:span><text:span text:style-name="Source_20_Text"><text:span text:style-name="T18">// Set error.</text:span></text:span></text:p>
            <text:p text:style-name="P15"><text:span text:style-name="Source_20_Text"><text:span text:style-name="T12"><text:s text:c="4"/></text:span></text:span><text:span text:style-name="Source_20_Text"><text:span text:style-name="T11">request.getRequestDispatcher(</text:span></text:span><text:span text:style-name="Source_20_Text"><text:span text:style-name="T13">"/WEB-INF/login.jsp"</text:span></text:span><text:span text:style-name="Source_20_Text"><text:span text:style-name="T11">).forward(request, response); </text:span></text:span><text:span text:style-name="Source_20_Text"><text:span text:style-name="T18">// Forward to same page so that you can display error.</text:span></text:span></text:p>
            <text:p text:style-name="P15"><text:span text:style-name="Source_20_Text"><text:span text:style-name="T11">}</text:span></text:span></text:p>
            <text:p text:style-name="P7"><text:span text:style-name="T8">A </text:span><text:span text:style-name="Strong_20_Emphasis"><text:span text:style-name="T10">redirect</text:span></text:span><text:span text:style-name="T8"> thus instructs the client to fire a new </text:span><text:span text:style-name="Source_20_Text"><text:span text:style-name="T7">GET</text:span></text:span><text:span text:style-name="T8"> request on the given URL. Refreshing the request would then only refresh the redirected request and not the initial request. This will avoid "double submits" and confusion and bad user experience. This is also called the </text:span><text:a xlink:type="simple" xlink:href="http://en.wikipedia.org/wiki/Post/Redirect/Get" text:style-name="Internet_20_link" text:visited-style-name="Visited_20_Internet_20_Link"><text:span text:style-name="Source_20_Text"><text:span text:style-name="T19">POST-Redirect-GET</text:span></text:span></text:a><text:a xlink:type="simple" xlink:href="http://en.wikipedia.org/wiki/Post/Redirect/Get" text:style-name="Internet_20_link" text:visited-style-name="Visited_20_Internet_20_Link"><text:span text:style-name="T20">pattern</text:span></text:a><text:span text:style-name="T8">.</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43S</meta:editing-duration>
    <meta:editing-cycles>3</meta:editing-cycles>
    <meta:generator>OpenOffice/4.1.1$Win32 OpenOffice.org_project/411m6$Build-9775</meta:generator>
    <dc:date>2016-02-03T09:37:48.92</dc:date>
    <meta:document-statistic meta:table-count="1" meta:image-count="0" meta:object-count="0" meta:page-count="2" meta:paragraph-count="28" meta:word-count="485" meta:character-count="3184"/>
    <meta:user-defined meta:name="Info 1"/>
    <meta:user-defined meta:name="Info 2"/>
    <meta:user-defined meta:name="Info 3"/>
    <meta:user-defined meta:name="Info 4"/>
  </office:meta>
</office:document-meta>
</file>